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6.02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6.742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Liberation Sans" style:font-name-asian="WenQuanYi Zen Hei" style:font-name-complex="Lohit Devanagari"/>
    </style:style>
    <style:style style:name="ce9" style:family="table-cell" style:parent-style-name="Default" style:data-style-name="N11"/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table:style-name="Default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table:style-name="Default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table:style-name="Default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formula="of:=[.C2] * 9.81 * ([.C3] / 100) / [.C4]" office:value-type="float" office:value="0.603692307692308">
            <text:p>0.60369230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utput Power (W)</text:p>
          </table:table-cell>
          <table:table-cell/>
          <table:table-cell table:style-name="Default"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Current (mA)</text:p>
          </table:table-cell>
          <table:table-cell/>
          <table:table-cell table:style-name="Default"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Angular Speed (rpm)</text:p>
          </table:table-cell>
          <table:table-cell/>
          <table:table-cell table:style-name="Default"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Torque (g.cm)</text:p>
          </table:table-cell>
          <table:table-cell/>
          <table:table-cell table:style-name="Default"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9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table:style-name="Default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table:style-name="Default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formula="of:=[.C11] / [.C20]" office:value-type="float" office:value="273.684210526316">
            <text:p>273.684210526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formula="of:=[.C16] / [.C20]" office:value-type="float" office:value="28.6601435064332">
            <text:p>28.660143506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formula="of:=[.C17] * [.C20]" office:value-type="float" office:value="0.01956426680985">
            <text:p>0.019564266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formula="of:=[.C24] / (0.5 * [.C2] / 1000)" office:value-type="float" office:value="19.56426680985">
            <text:p>19.564266809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formula="of:=[.C25] / 9.81" office:value-type="float" office:value="1.99431873698777">
            <text:p>1.99431873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formula="of:=PI() * [.C21] * [.C22] / 60" office:value-type="float" office:value="28.6601435064332">
            <text:p>28.6601435064</text:p>
          </table:table-cell>
          <table:table-cell/>
          <table:table-cell office:value-type="string">
            <text:p>TODO: FIGURE THIS ALL OUT TOMORROW...SEEMS MORE COMPLICATED THAN IT OUGHT TO BE !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formula="of:=[.C3] / (0.1 * [.C27])" office:value-type="float" office:value="13.9566642403662">
            <text:p>13.9566642404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5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1"/>
          <table:table-cell table:style-name="ce3" table:number-columns-repeated="1022"/>
        </table:table-row>
        <table:table-row table:style-name="ro1">
          <table:table-cell table:style-name="ce5"/>
          <table:table-cell table:style-name="ce12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Reverse Protection MOSFET leakage</text:p>
          </table:table-cell>
          <table:table-cell table:style-name="ce12"/>
          <table:table-cell table:style-name="ce8" office:value-type="string">
            <text:p>IS THIS NEEDED ? <text:s/>TODO: INVESTIGATE...</text:p>
          </table:table-cell>
          <table:table-cell table:style-name="ce8" table:number-columns-repeated="1021"/>
        </table:table-row>
        <table:table-row table:style-name="ro1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 table:number-columns-repeated="1022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Disabled Pull-down Current</text:p>
          </table:table-cell>
          <table:table-cell office:value-type="float" office:value="34">
            <text:p>34</text:p>
          </table:table-cell>
          <table:table-cell/>
          <table:table-cell table:style-name="ce2" office:value-type="string">
            <text:p>Assuming 5V battery – for 2V battery the figure is more like 14uA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4:.B10])" office:value-type="float" office:value="52.64">
            <text:p>52.6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12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Disabled Total (minus pull-down)</text:p>
          </table:table-cell>
          <table:table-cell table:formula="of:=[.B11] - [.B10]" office:value-type="float" office:value="18.64">
            <text:p>18.64</text:p>
          </table:table-cell>
          <table:table-cell table:number-columns-repeated="1022"/>
        </table:table-row>
        <table:table-row table:style-name="ro1">
          <table:table-cell office:value-type="string">
            <text:p>Extra Quiescent</text:p>
          </table:table-cell>
          <table:table-cell table:formula="of:=100 - [.B4]" office:value-type="float" office:value="99">
            <text:p>99</text:p>
          </table:table-cell>
          <table:table-cell/>
          <table:table-cell table:style-name="ce2" office:value-type="string">
            <text:p>Datasheet parameter (difference between disabled and enabled current)</text:p>
          </table:table-cell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Output Bypass – 4x 10uF</text:p>
          </table:table-cell>
          <table:table-cell table:formula="of:=2 * [.B8]" office:value-type="float" office:value="1.28">
            <text:p>1.28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15:.B18])" office:value-type="float" office:value="125.92">
            <text:p>125.9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12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Enabled Low Power Total</text:p>
          </table:table-cell>
          <table:table-cell table:formula="of:=[.B19]" office:value-type="float" office:value="125.92">
            <text:p>125.92</text:p>
          </table:table-cell>
          <table:table-cell table:number-columns-repeated="1022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table:style-name="ce2" office:value-type="string">
            <text:p>PS line pulled to +3.3V, via Shift Regis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3:.B24])" office:value-type="float" office:value="200.92">
            <text:p>200.9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A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B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Output Bypass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9:.B34])" office:value-type="float" office:value="24.84">
            <text:p>24.84</text:p>
          </table:table-cell>
          <table:table-cell table:number-columns-repeated="1022"/>
        </table:table-row>
      </table:table>
      <table:table table:name="Capacitors" table:style-name="ta1" table:print="false">
        <table:table-column table:style-name="co4" table:default-cell-style-name="ce4"/>
        <table:table-column table:style-name="co1" table:number-columns-repeated="1023" table:default-cell-style-name="Default"/>
        <table:table-row table:style-name="ro1">
          <table:table-cell table:style-name="ce5"/>
          <table:table-cell table:style-name="ce8" table:number-columns-repeated="10"/>
          <table:table-cell table:style-name="ce8" office:value-type="string">
            <text:p>GRM31CR71C106KA12L</text:p>
          </table:table-cell>
          <table:table-cell table:style-name="ce8"/>
          <table:table-cell table:style-name="ce8" office:value-type="string">
            <text:p>CL21B225KPFNNNE </text:p>
          </table:table-cell>
          <table:table-cell table:style-name="ce8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office:value-type="string">
            <text:p>Min (-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ax (+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in (-) Temperature Coefficient (%)</text:p>
          </table:table-cell>
          <table:table-cell table:style-name="ce9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office:value-type="string">
            <text:p>Max (+) Temperature Coefficient (%)</text:p>
          </table:table-cell>
          <table:table-cell table:style-name="ce9" office:value-type="percentage" office:value="0.15">
            <text:p>15.00%</text:p>
          </table:table-cell>
          <table:table-cell table:number-columns-repeated="9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0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0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table:style-name="Default"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style-name="Default"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196">
            <text:p>196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9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194.04">
            <text:p>194.0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197.96">
            <text:p>197.9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193.16682">
            <text:p>193.1668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0" table:formula="of:=[.B13] * (1 + [.D4] * [.B10])" office:value-type="float" office:value="198.65286">
            <text:p>198.65286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23/06/2016</text:date>, <text:time>21:0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6-23T21:07:02</dc:date>
    <dc:creator>Pete Restall</dc:creator>
    <meta:editing-duration>PT14H15M4S</meta:editing-duration>
    <meta:editing-cycles>127</meta:editing-cycles>
    <meta:generator>OpenOffice.org/3.3$Unix OpenOffice.org_project/330m20$Build-9567</meta:generator>
    <meta:document-statistic meta:table-count="5" meta:cell-count="284" meta:object-count="0"/>
  </office:meta>
</office:document-meta>
</file>